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0-10" calcext:value-type="date">
            <text:p>10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Mens. 10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2-22" calcext:value-type="date">
            <text:p>22/12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Mens. 1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2-22" calcext:value-type="date">
            <text:p>22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Mens. 1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7]-[.F7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7])" office:value-type="float" office:value="570" calcext:value-type="float">
            <text:p>57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4">
      <number:text>R$-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26:13.215275241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26:13.2178952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4:28:45.133075307</dc:date>
    <meta:print-date>2023-11-06T10:06:24.108000000</meta:print-date>
    <dc:language>pt-PT</dc:language>
    <meta:editing-cycles>643</meta:editing-cycles>
    <meta:editing-duration>P2DT18H54M50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